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9c3a" officeooo:paragraph-rsid="00049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geniería de Software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2:32:34.608547411</meta:creation-date>
    <dc:date>2021-10-18T12:33:16.341980578</dc:date>
    <meta:editing-duration>PT45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0.7.3$Linux_X86_64 LibreOffice_project/00m0$Build-3</meta:generator>
  </office:meta>
</office:document-meta>
</file>